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C000000600FB6C29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53cm" svg:y="0cm" svg:width="25.561cm" svg:height="14.265cm" draw:z-index="0"><draw:image xlink:href="Pictures/1000000000000AC000000600FB6C29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7T10:20:44.478053500</meta:creation-date>
    <dc:date>2026-05-07T10:23:35.351368000</dc:date>
    <meta:editing-duration>PT2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5.2$Windows_X86_64 LibreOffice_project/9c8b85f387cc00a89945a79c9e6239f32e450ac2</meta:generator>
  </office:meta>
</office:document-meta>
</file>